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A0000004BD4ACC956B2A56ED3.png" manifest:media-type="image/png"/>
  <manifest:file-entry manifest:full-path="Pictures/10000201000000470000004774047828BF27C1B0.png" manifest:media-type="image/png"/>
  <manifest:file-entry manifest:full-path="Pictures/1000000000000020000000204B249CA79A42C6D7.png" manifest:media-type="image/png"/>
  <manifest:file-entry manifest:full-path="Pictures/2000001900003BC900003BC9FCFF4C2CD94FD5D3.svm" manifest:media-type=""/>
  <manifest:file-entry manifest:full-path="Pictures/100002010000012600000125472393F619181484.png" manifest:media-type="image/png"/>
  <manifest:file-entry manifest:full-path="Pictures/10000201000004B0000003510859B071681DFD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pitch="variable"/>
    <style:font-face style:name="Cantarell" svg:font-family="Cantarell" style:font-adornments="Bold" style:font-pitch="variable"/>
    <style:font-face style:name="Cantarell1" svg:font-family="Cantarell" style:font-adornments="Regular" style:font-pitch="variable"/>
    <style:font-face style:name="Comfortaa1" svg:font-family="Comfortaa" style:font-pitch="variable"/>
    <style:font-face style:name="Comfortaa" svg:font-family="Comfortaa" style:font-adornments="Regular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15cm" fo:min-width="12.223cm"/>
    </style:style>
    <style:style style:name="gr3" style:family="graphic" style:parent-style-name="text">
      <style:graphic-properties fo:min-height="1.242cm" fo:min-width="5.85cm"/>
    </style:style>
    <style:style style:name="gr4" style:family="graphic" style:parent-style-name="Small_20_Text">
      <style:graphic-properties fo:min-height="1.068cm" fo:min-width="7.673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838cm" fo:min-width="24.094cm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157cm" fo:min-width="5.489cm"/>
    </style:style>
    <style:style style:name="pr1" style:family="presentation" style:parent-style-name="Fedora-subtitle">
      <style:graphic-properties draw:fill-color="#ffffff" fo:min-height="1.775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Default-title">
      <style:graphic-properties draw:auto-grow-height="true" fo:min-height="6.385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3.609cm"/>
    </style:style>
    <style:style style:name="pr8" style:family="presentation" style:parent-style-name="Default-title">
      <style:graphic-properties draw:auto-grow-height="true" fo:min-height="3.193cm" fo:min-width="24.699cm"/>
    </style:style>
    <style:style style:name="pr9" style:family="presentation" style:parent-style-name="Default-title">
      <style:graphic-properties fo:min-height="3.904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style:font-name="Droid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end"/>
      <style:text-properties fo:font-size="14pt"/>
    </style:style>
    <style:style style:name="P12" style:family="paragraph">
      <style:paragraph-properties fo:text-align="start"/>
      <style:text-properties style:font-name="Comfortaa1" fo:font-size="32pt" fo:font-weight="normal" style:font-size-asian="32pt" style:font-weight-asian="normal" style:font-size-complex="32pt" style:font-weight-complex="normal"/>
    </style:style>
    <style:style style:name="P13" style:family="paragraph">
      <style:text-properties fo:font-size="28pt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name="Droid Sans" fo:font-size="14pt" style:font-size-asian="14pt" style:font-size-complex="14pt"/>
    </style:style>
    <style:style style:name="T6" style:family="text">
      <style:text-properties style:font-name="Comfortaa1" fo:font-size="72pt" style:font-size-asian="72pt" style:font-size-complex="72pt"/>
    </style:style>
    <style:style style:name="T7" style:family="text">
      <style:text-properties style:font-name="Cantarell2" fo:font-weight="normal" style:font-weight-asian="normal" style:font-weight-complex="normal"/>
    </style:style>
    <style:style style:name="T8" style:family="text">
      <style:text-properties style:font-name="Droid Sans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roid Sans"/>
    </style:style>
    <style:style style:name="T11" style:family="text">
      <style:text-properties fo:color="#ffffff" style:font-name="Comfortaa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83caff" fo:font-size="26pt" style:font-size-asian="26pt" style:font-size-complex="26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2.789cm" svg:height="1.775cm" svg:x="2.328cm" svg:y="10.269cm" presentation:class="subtitle" presentation:user-transformed="true">
          <draw:text-box>
            <text:p text:style-name="P2"><text:span text:style-name="T1">Радна </text:span><text:span text:style-name="T1">станица </text:span><text:span text:style-name="T1">нове </text:span><text:span text:style-name="T1">генераци</text:span><text:span text:style-name="T1">је</text:span></text:p>
          </draw:text-box>
        </draw:frame>
        <draw:frame draw:style-name="gr2" draw:text-style-name="P4" draw:layer="layout" svg:width="12.723cm" svg:height="1.665cm" svg:x="5.175cm" svg:y="14.33cm">
          <draw:text-box>
            <text:p><text:span text:style-name="T2">Марко </text:span><text:span text:style-name="T2">М. </text:span><text:span text:style-name="T2">Костић</text:span></text:p>
          </draw:text-box>
        </draw:frame>
        <draw:frame draw:style-name="gr3" draw:text-style-name="P5" draw:layer="layout" svg:width="6.35cm" svg:height="1.492cm" svg:x="5.179cm" svg:y="13.23cm">
          <draw:text-box>
            <text:p><text:span text:style-name="T3">Представља</text:span></text:p>
          </draw:text-box>
        </draw:frame>
        <draw:frame draw:style-name="gr4" draw:layer="layout" svg:width="8.173cm" svg:height="1.318cm" svg:x="5.295cm" svg:y="15.831cm">
          <draw:text-box>
            <text:p><text:span text:style-name="T4">Линукс </text:span><text:span text:style-name="T4">инжењер</text:span></text:p>
          </draw:text-box>
        </draw:frame>
        <draw:frame draw:style-name="gr5" draw:layer="layout" svg:width="26.393cm" svg:height="1.411cm" svg:x="1.092cm" svg:y="19.385cm">
          <draw:text-box>
            <text:p text:style-name="P2"><text:span text:style-name="T5">CC BY 3.0</text:span></text:p>
          </draw:text-box>
        </draw:frame>
        <draw:frame draw:style-name="gr6" draw:layer="layout" svg:width="24.594cm" svg:height="3.088cm" svg:x="1.402cm" svg:y="7.422cm">
          <draw:text-box>
            <text:p><text:span text:style-name="T6">Fed</text:span><text:span text:style-name="T6">ora </text:span><text:span text:style-name="T6">Ato</text:span><text:span text:style-name="T6">mic </text:span><text:span text:style-name="T6">W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Данашње теме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Шта је атомска радна станица</text:span></text:p>
              </text:list-item>
            </text:list>
            <text:list text:style-name="L2">
              <text:list-item>
                <text:p><text:span text:style-name="T8"><text:s/></text:span><text:span text:style-name="T8">Тренутни модел Линукс </text:span><text:span text:style-name="T8"><text:tab/></text:span><text:span text:style-name="T8"> </text:span><text:span text:style-name="T8"><text:tab/></text:span><text:span text:style-name="T8">дистрибуције</text:span></text:p>
              </text:list-item>
              <text:list-item>
                <text:p><text:span text:style-name="T8"><text:s/></text:span><text:span text:style-name="T8">Модел атомске радне станице</text:span></text:p>
              </text:list-item>
              <text:list-item>
                <text:p><text:span text:style-name="T8"><text:s/></text:span><text:span text:style-name="T8">Rpm-ostree</text:span></text:p>
              </text:list-item>
              <text:list-item>
                <text:p><text:span text:style-name="T8"><text:s/></text:span><text:span text:style-name="T8">Flatpak</text:span></text:p>
              </text:list-item>
              <text:list-item>
                <text:p><text:span text:style-name="T8"><text:s/></text:span><text:span text:style-name="T8">Тренутно стање и планови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85cm" svg:x="1.27cm" svg:y="7.286cm" presentation:class="title" presentation:user-transformed="true">
          <draw:text-box>
            <text:p><text:span text:style-name="T9">Шта </text:span><text:span text:style-name="T9">је </text:span><text:span text:style-name="T9">атом</text:span><text:span text:style-name="T9">ска </text:span><text:span text:style-name="T9">радн</text:span><text:span text:style-name="T9">а </text:span><text:span text:style-name="T9">стан</text:span><text:span text:style-name="T9">ица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Покушај модернизовања садашњег модела Линукс дистрибуција</text:span></text:p>
              </text:list-item>
              <text:list-item>
                <text:p><text:span text:style-name="T10">Олакшава ажурирање и одржавање основе система</text:span></text:p>
              </text:list-item>
              <text:list-item>
                <text:p><text:span text:style-name="T10">Олакшава ажурирање и одржавање корисничких програма</text:span></text:p>
              </text:list-item>
              <text:list-item>
                <text:p><text:span text:style-name="T10">Омогућава изловање корисничких програма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Атомска радна станица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85cm" svg:x="1.27cm" svg:y="7.286cm" presentation:class="title" presentation:user-transformed="true">
          <draw:text-box>
            <text:p><text:span text:style-name="T9">Трен</text:span><text:span text:style-name="T9">утни </text:span><text:span text:style-name="T9">моде</text:span><text:span text:style-name="T9">л </text:span><text:span text:style-name="T9">Лину</text:span><text:span text:style-name="T9">кс </text:span><text:span text:style-name="T9">дист</text:span><text:span text:style-name="T9">рибу</text:span><text:span text:style-name="T9">ција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Како изгледа садашњи модел</text:span></text:p>
              </text:list-item>
              <text:list-item>
                <text:p><text:span text:style-name="T10">Мане садашњег модела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Тренутни модел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85cm" svg:x="1.27cm" svg:y="7.286cm" presentation:class="title" presentation:user-transformed="true">
          <draw:text-box>
            <text:p><text:span text:style-name="T9">Мод</text:span><text:span text:style-name="T9">ел </text:span><text:span text:style-name="T9">атом</text:span><text:span text:style-name="T9">ске </text:span><text:span text:style-name="T9">радн</text:span><text:span text:style-name="T9">е </text:span><text:span text:style-name="T9">стан</text:span><text:span text:style-name="T9">ице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193cm" svg:x="1.27cm" svg:y="8.882cm" presentation:class="title" presentation:user-transformed="true">
          <draw:text-box>
            <text:p><text:span text:style-name="T9">Rpm</text:span><text:span text:style-name="T9">-</text:span><text:span text:style-name="T9">ostre</text:span><text:span text:style-name="T9">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Технологија која чини основу Fedora атомске радне станице</text:span></text:p>
              </text:list-item>
              <text:list-item>
                <text:p><text:span text:style-name="T10">Омогућава лако ажурирање система без бојазни по стабилност система</text:span></text:p>
              </text:list-item>
              <text:list-item>
                <text:p><text:span text:style-name="T10">Основа је подразумевано непромењива</text:span></text:p>
              </text:list-item>
              <text:list-item>
                <text:p><text:span text:style-name="T10">Омогућава моћне ствари као што је коришћење стабилне базе (фед27) и нестабилне (rawhide)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Rpm-ostree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193cm" svg:x="1.27cm" svg:y="8.882cm" presentation:class="title" presentation:user-transformed="true">
          <draw:text-box>
            <text:p><text:span text:style-name="T9">Фле</text:span><text:span text:style-name="T9">тпек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Општи формат за паковање Линукс корисничких програма</text:span></text:p>
              </text:list-item>
              <text:list-item>
                <text:p><text:span text:style-name="T10">Намењен за графичке програме</text:span></text:p>
              </text:list-item>
              <text:list-item>
                <text:p><text:span text:style-name="T10">Омогућава брже ажурирање програма и мање „чекање“ на дистрибуцију</text:span></text:p>
              </text:list-item>
              <text:list-item>
                <text:p><text:span text:style-name="T10">Омогућава изоловање програма</text:span></text:p>
              </text:list-item>
              <text:list-item>
                <text:p><text:span text:style-name="T10">Омогућава коришћење више издања једног програма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Флетпек (Flatpak)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85cm" svg:x="1.27cm" svg:y="7.286cm" presentation:class="title" presentation:user-transformed="true">
          <draw:text-box>
            <text:p><text:span text:style-name="T9">Трен</text:span><text:span text:style-name="T9">утно </text:span><text:span text:style-name="T9">стањ</text:span><text:span text:style-name="T9">е и</text:span><text:span text:style-name="T9"><text:line-break/></text:span><text:span text:style-name="T9">буду</text:span><text:span text:style-name="T9">ћи </text:span><text:span text:style-name="T9">план</text:span><text:span text:style-name="T9">ови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Постоји ISO Fedora 27 атомске радне станице</text:span></text:p>
              </text:list-item>
              <text:list-item>
                <text:p><text:span text:style-name="T10">Ради и на правом хардверу ;)</text:span></text:p>
              </text:list-item>
              <text:list-item>
                <text:p><text:span text:style-name="T10">Велика већина графичких програма је доступна преко Flathub-а</text:span></text:p>
              </text:list-item>
              <text:list-item>
                <text:p><text:span text:style-name="T10">Командни програми се могу инсталирати из RPM-ова, преко rpm-ostree install наредбе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Тренутно стање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Упоредни развој атомске радне станице уз „обичну“ радну станицу</text:span></text:p>
              </text:list-item>
              <text:list-item>
                <text:p><text:span text:style-name="T10">Аутоматско претварање rpm-ова графичких програма у флетпекове</text:span></text:p>
              </text:list-item>
              <text:list-item>
                <text:p><text:span text:style-name="T10">Редовно одржавање постојећих rpm-ostree основа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Будући планови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9" draw:layer="layout" svg:width="26.67cm" svg:height="3.904cm" svg:x="0.524cm" svg:y="6.874cm" presentation:class="title" presentation:user-transformed="true">
          <draw:text-box>
            <text:p>Хвала на пажњи!</text:p>
          </draw:text-box>
        </draw:frame>
        <draw:frame draw:style-name="gr5" draw:text-style-name="P11" draw:layer="layout" svg:width="26.393cm" svg:height="1.411cm" svg:x="0.888cm" svg:y="19.225cm">
          <draw:text-box>
            <text:p text:style-name="P2"><text:span text:style-name="T5">CC BY 3.0</text:span></text:p>
          </draw:text-box>
        </draw:frame>
        <draw:frame draw:style-name="gr8" draw:text-style-name="P12" draw:layer="layout" svg:width="18.715cm" svg:height="1.517cm" svg:x="5.915cm" svg:y="16.798cm">
          <draw:text-box>
            <text:p text:style-name="P9"><text:span text:style-name="T11"><text:a xlink:href="mailto:marko.m.kostic@gmail.com" xlink:type="simple">marko.m.kostic@gmail.com</text:a></text:span></text:p>
          </draw:text-box>
        </draw:frame>
        <draw:frame draw:style-name="gr9" draw:text-style-name="P13" draw:layer="layout" svg:width="5.989cm" svg:height="1.407cm" svg:x="5.915cm" svg:y="15.875cm">
          <draw:text-box>
            <text:p><text:span text:style-name="T12">Контакт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9" draw:layer="layout" svg:width="26.67cm" svg:height="3.904cm" svg:x="0.524cm" svg:y="6.874cm" presentation:class="title" presentation:user-transformed="true">
          <draw:text-box>
            <text:p><text:span text:style-name="T13">Пита</text:span><text:span text:style-name="T13">ња</text:span><text:span text:style-name="T14">?</text:span></text:p>
          </draw:text-box>
        </draw:frame>
        <draw:frame draw:style-name="gr5" draw:text-style-name="P2" draw:layer="layout" svg:width="26.393cm" svg:height="1.411cm" svg:x="0.888cm" svg:y="19.225cm">
          <draw:text-box>
            <text:p text:style-name="P2"><text:span text:style-name="T5">CC BY 3.0</text:span></text:p>
          </draw:text-box>
        </draw:frame>
        <draw:frame draw:style-name="gr8" draw:text-style-name="P12" draw:layer="layout" svg:width="18.715cm" svg:height="1.517cm" svg:x="5.915cm" svg:y="16.798cm">
          <draw:text-box>
            <text:p text:style-name="P9"><text:span text:style-name="T11"><text:a xlink:href="mailto:marko.m.kostic@gmail.com" xlink:type="simple">marko.m.kostic@gmail.com</text:a></text:span></text:p>
          </draw:text-box>
        </draw:frame>
        <draw:frame draw:style-name="gr9" draw:layer="layout" svg:width="5.989cm" svg:height="1.407cm" svg:x="5.915cm" svg:y="15.875cm">
          <draw:text-box>
            <text:p><text:span text:style-name="T12">Контакт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pitch="variable"/>
    <style:font-face style:name="Cantarell" svg:font-family="Cantarell" style:font-adornments="Bold" style:font-pitch="variable"/>
    <style:font-face style:name="Cantarell1" svg:font-family="Cantarell" style:font-adornments="Regular" style:font-pitch="variable"/>
    <style:font-face style:name="Comfortaa1" svg:font-family="Comfortaa" style:font-pitch="variable"/>
    <style:font-face style:name="Comfortaa" svg:font-family="Comfortaa" style:font-adornments="Regular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antarell" fo:font-family="Cantarell" style:font-style-name="Bold" style:font-pitch="variable" fo:font-size="28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antarell1" fo:font-family="Cantarell" style:font-style-name="Regular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antarell1" fo:font-family="Cantarell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ntarell1" fo:font-family="Cantarell" style:font-style-name="Regular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472393F619181484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D4ACC956B2A56ED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23:13:58.598696678</meta:creation-date>
    <meta:editing-duration>PT29M19S</meta:editing-duration>
    <meta:editing-cycles>12</meta:editing-cycles>
    <meta:generator>LibreOffice/5.4.5.1$Linux_X86_64 LibreOffice_project/40$Build-1</meta:generator>
    <dc:title>fedora-designninja-presentation-template-rev3.otp</dc:title>
    <meta:initial-creator>Марко Костић</meta:initial-creator>
    <dc:date>2018-03-17T10:06:28.626051255</dc:date>
    <dc:creator>Марко Костић</dc:creator>
    <meta:document-statistic meta:object-count="101"/>
  </office:meta>
</office:document-meta>
</file>